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0000002D7E4038A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2.458cm" draw:z-index="0"><draw:image xlink:href="Pictures/10000001000003E0000002D7E4038A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22:33:22.849000000</meta:creation-date>
    <dc:date>2024-08-21T22:48:29.455000000</dc:date>
    <meta:editing-duration>PT4M5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4.2$Windows_X86_64 LibreOffice_project/51a6219feb6075d9a4c46691dcfe0cd9c4fff3c2</meta:generator>
  </office:meta>
</office:document-meta>
</file>